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00000006AA59491E7D3EEF350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nos" svg:font-family="Tinos"/>
  </office:font-face-decls>
  <office:automatic-styles>
    <style:style style:name="P1" style:family="paragraph" style:parent-style-name="Standard">
      <style:text-properties style:font-name="Tinos" officeooo:rsid="0019a10e" officeooo:paragraph-rsid="0019a10e"/>
    </style:style>
    <style:style style:name="P2" style:family="paragraph" style:parent-style-name="Standard">
      <style:paragraph-properties fo:text-align="center" style:justify-single-word="false"/>
      <style:text-properties fo:language="de" fo:country="DE" fo:font-weight="bold" officeooo:rsid="001b70d0" officeooo:paragraph-rsid="001b70d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language="de" fo:country="DE" fo:font-weight="normal" officeooo:rsid="001b70d0" officeooo:paragraph-rsid="001b70d0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5575in, 0.7063in, 0in, 0.7043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ViewModel</text:p>
      <text:p text:style-name="P2"/>
      <text:p text:style-name="P3"><draw:frame draw:style-name="fr1" draw:name="Image1" text:anchor-type="char" svg:x="0.3898in" svg:y="1.4154in" svg:width="5.9126in" svg:height="6.0181in" draw:z-index="0"><draw:image xlink:href="Pictures/1000000100000600000006AA59491E7D3EEF3509.png" xlink:type="simple" xlink:show="embed" xlink:actuate="onLoad" draw:mime-type="image/png"/></draw:frame>Das ViewModel dient als Speicher für die Daten der Graphe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nos" svg:font-family="Tinos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07T16:23:07.846272578</meta:creation-date>
    <meta:generator>LibreOffice/7.3.4.2$MacOSX_X86_64 LibreOffice_project/728fec16bd5f605073805c3c9e7c4212a0120dc5</meta:generator>
    <dc:date>2022-08-07T16:45:58.447393779</dc:date>
    <meta:editing-duration>PT1M16S</meta:editing-duration>
    <meta:editing-cycles>2</meta:editing-cycles>
    <meta:document-statistic meta:table-count="0" meta:image-count="1" meta:object-count="0" meta:page-count="1" meta:paragraph-count="2" meta:word-count="11" meta:character-count="68" meta:non-whitespace-character-count="59"/>
  </office:meta>
</office:document-meta>
</file>